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JhengHei UI" svg:font-family="'Microsoft JhengHei UI'"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officeooo:paragraph-rsid="001d0738"/>
    </style:style>
    <style:style style:name="P2" style:family="paragraph" style:parent-style-name="Heading_20_3">
      <style:text-properties style:font-name="Arial1" fo:font-size="12pt" fo:font-weight="normal" officeooo:rsid="001fe5e5" officeooo:paragraph-rsid="001fe5e5" style:font-size-asian="12pt" style:font-weight-asian="normal" style:font-size-complex="12pt" style:font-weight-complex="normal"/>
    </style:style>
    <style:style style:name="P3" style:family="paragraph" style:parent-style-name="Standard">
      <style:text-properties style:font-name="Arial1" fo:font-size="12pt" fo:font-weight="normal" officeooo:rsid="001fe5e5" officeooo:paragraph-rsid="001fe5e5" style:font-size-asian="12pt" style:font-weight-asian="normal" style:font-size-complex="12pt" style:font-weight-complex="normal"/>
    </style:style>
    <style:style style:name="P4" style:family="paragraph" style:parent-style-name="Heading_20_3">
      <style:text-properties style:font-name="Arial1" fo:font-size="12pt" fo:font-weight="normal" style:font-size-asian="12pt" style:font-weight-asian="normal" style:font-size-complex="12pt" style:font-weight-complex="normal"/>
    </style:style>
    <style:style style:name="P5" style:family="paragraph" style:parent-style-name="Heading_20_4">
      <style:text-properties style:font-name="Arial1" fo:font-size="12pt" fo:font-weight="normal" style:font-size-asian="12pt" style:font-weight-asian="normal" style:font-size-complex="12pt" style:font-weight-complex="normal"/>
    </style:style>
    <style:style style:name="P6" style:family="paragraph" style:parent-style-name="Standard">
      <style:text-properties style:font-name="Arial1" fo:font-size="12pt" fo:font-weight="normal" officeooo:rsid="0010ccf9" officeooo:paragraph-rsid="0010ccf9" style:font-size-asian="12pt" style:font-weight-asian="normal" style:font-size-complex="12pt" style:font-weight-complex="normal"/>
    </style:style>
    <style:style style:name="P7" style:family="paragraph" style:parent-style-name="Standard">
      <style:text-properties style:font-name="Arial1" fo:font-size="12pt" fo:font-weight="normal" style:font-size-asian="12pt" style:font-weight-asian="normal" style:font-size-complex="12pt" style:font-weight-complex="normal"/>
    </style:style>
    <style:style style:name="P8" style:family="paragraph" style:parent-style-name="Standard">
      <style:text-properties style:font-name="Arial1" fo:font-size="12pt" fo:font-weight="normal" officeooo:paragraph-rsid="0016310e" style:font-size-asian="12pt" style:font-weight-asian="normal" style:font-size-complex="12pt" style:font-weight-complex="normal"/>
    </style:style>
    <style:style style:name="P9" style:family="paragraph" style:parent-style-name="Standard">
      <style:text-properties style:font-name="Arial1" fo:font-size="12pt" fo:font-weight="normal" officeooo:rsid="00230564" officeooo:paragraph-rsid="00230564" style:font-size-asian="12pt" style:font-weight-asian="normal" style:font-size-complex="12pt" style:font-weight-complex="normal"/>
    </style:style>
    <style:style style:name="P10" style:family="paragraph" style:parent-style-name="Standard">
      <style:text-properties style:font-name="Arial1" fo:font-size="12pt" fo:font-weight="normal" officeooo:rsid="0021a4a4" officeooo:paragraph-rsid="0021a4a4" style:font-size-asian="12pt" style:font-weight-asian="normal" style:font-size-complex="12pt" style:font-weight-complex="normal"/>
    </style:style>
    <style:style style:name="P11" style:family="paragraph" style:parent-style-name="Standard">
      <style:text-properties style:font-name="Arial1" fo:font-size="12pt" fo:font-weight="normal" officeooo:rsid="00244572" officeooo:paragraph-rsid="00244572" style:font-size-asian="12pt" style:font-weight-asian="normal" style:font-size-complex="12pt" style:font-weight-complex="normal"/>
    </style:style>
    <style:style style:name="P12" style:family="paragraph" style:parent-style-name="Standard">
      <style:text-properties style:font-name="Arial1" fo:font-size="12pt" fo:font-weight="normal" officeooo:paragraph-rsid="00180488" style:font-size-asian="12pt" style:font-weight-asian="normal" style:font-size-complex="12pt" style:font-weight-complex="normal"/>
    </style:style>
    <style:style style:name="P13" style:family="paragraph" style:parent-style-name="Standard">
      <style:text-properties style:font-name="Arial1" fo:font-size="12pt" fo:font-weight="normal" officeooo:rsid="0019c602" officeooo:paragraph-rsid="00180488" style:font-size-asian="12pt" style:font-weight-asian="normal" style:font-size-complex="12pt" style:font-weight-complex="normal"/>
    </style:style>
    <style:style style:name="P14" style:family="paragraph" style:parent-style-name="Standard">
      <style:text-properties style:font-name="Arial1" fo:font-size="12pt" fo:font-weight="normal" officeooo:rsid="001b3ef1" officeooo:paragraph-rsid="001b3ef1" style:font-size-asian="12pt" style:font-weight-asian="normal" style:font-size-complex="12pt" style:font-weight-complex="normal"/>
    </style:style>
    <style:style style:name="P15" style:family="paragraph" style:parent-style-name="Standard">
      <style:text-properties style:font-name="Arial1" fo:font-size="12pt" fo:font-weight="normal" officeooo:paragraph-rsid="001d0738" style:font-size-asian="12pt" style:font-weight-asian="normal" style:font-size-complex="12pt" style:font-weight-complex="normal"/>
    </style:style>
    <style:style style:name="P16" style:family="paragraph" style:parent-style-name="Standard">
      <style:text-properties style:font-name="Arial1" fo:font-size="12pt" fo:font-weight="normal" officeooo:rsid="001ea91f" officeooo:paragraph-rsid="001ea91f" style:font-size-asian="12pt" style:font-weight-asian="normal" style:font-size-complex="12pt" style:font-weight-complex="normal"/>
    </style:style>
    <style:style style:name="P17" style:family="paragraph" style:parent-style-name="Text_20_body">
      <style:text-properties style:font-name="Arial1" fo:font-size="12pt" fo:font-weight="normal" style:font-size-asian="12pt" style:font-weight-asian="normal" style:font-size-complex="12pt" style:font-weight-complex="normal"/>
    </style:style>
    <style:style style:name="P18" style:family="paragraph" style:parent-style-name="Standard">
      <style:text-properties style:font-name="Arial1" fo:font-size="12pt" style:text-underline-style="none" fo:font-weight="normal" officeooo:rsid="0010ccf9" style:font-size-asian="12pt" style:font-weight-asian="normal" style:font-size-complex="12pt" style:font-weight-complex="normal"/>
    </style:style>
    <style:style style:name="P19" style:family="paragraph" style:parent-style-name="Standard">
      <style:text-properties style:font-name="Arial1" fo:font-size="12pt" style:text-underline-style="none" fo:font-weight="normal" officeooo:rsid="0010ccf9" officeooo:paragraph-rsid="0010ccf9" style:font-size-asian="12pt" style:font-weight-asian="normal" style:font-size-complex="12pt" style:font-weight-complex="normal"/>
    </style:style>
    <style:style style:name="P20" style:family="paragraph" style:parent-style-name="Standard">
      <style:text-properties style:font-name="Arial1" fo:font-size="12pt" style:text-underline-style="none" fo:font-weight="normal" officeooo:rsid="00135833" officeooo:paragraph-rsid="0010ccf9" style:font-size-asian="12pt" style:font-weight-asian="normal" style:font-size-complex="12pt" style:font-weight-complex="normal"/>
    </style:style>
    <style:style style:name="P21" style:family="paragraph" style:parent-style-name="Standard">
      <style:text-properties style:font-name="Arial1" fo:font-size="12pt" style:text-underline-style="none" fo:font-weight="normal" officeooo:rsid="0016310e" officeooo:paragraph-rsid="0016310e" style:font-size-asian="12pt" style:font-weight-asian="normal" style:font-size-complex="12pt" style:font-weight-complex="normal"/>
    </style:style>
    <style:style style:name="P22" style:family="paragraph" style:parent-style-name="Preformatted_20_Text">
      <style:paragraph-properties fo:margin-top="0cm" fo:margin-bottom="0.499cm" style:contextual-spacing="false"/>
    </style:style>
    <style:style style:name="P23" style:family="paragraph" style:parent-style-name="Standard" style:list-style-name="L2">
      <style:text-properties officeooo:paragraph-rsid="001d0738"/>
    </style:style>
    <style:style style:name="P24" style:family="paragraph" style:parent-style-name="Standard" style:list-style-name="L2">
      <style:text-properties style:font-name="Arial1" fo:font-size="12pt" fo:font-weight="normal" officeooo:rsid="001d0738" officeooo:paragraph-rsid="001d0738" style:font-size-asian="12pt" style:font-weight-asian="normal" style:font-size-complex="12pt" style:font-weight-complex="normal"/>
    </style:style>
    <style:style style:name="P25" style:family="paragraph" style:parent-style-name="Standard" style:list-style-name="L2">
      <style:text-properties style:font-name="Arial1" fo:font-size="12pt" fo:font-weight="normal" officeooo:paragraph-rsid="001d0738" style:font-size-asian="12pt" style:font-weight-asian="normal" style:font-size-complex="12pt" style:font-weight-complex="normal"/>
    </style:style>
    <style:style style:name="P26" style:family="paragraph" style:parent-style-name="Standard" style:list-style-name="L2">
      <style:text-properties style:font-name="Arial1" fo:font-size="12pt" fo:font-weight="normal" officeooo:rsid="001ea91f" officeooo:paragraph-rsid="001ea91f" style:font-size-asian="12pt" style:font-weight-asian="normal" style:font-size-complex="12pt" style:font-weight-complex="normal"/>
    </style:style>
    <style:style style:name="P27" style:family="paragraph" style:parent-style-name="Standard" style:list-style-name="L2">
      <style:text-properties style:font-name="Arial1" fo:font-size="12pt" fo:font-weight="normal" officeooo:rsid="001fe5e5" officeooo:paragraph-rsid="001fe5e5" style:font-size-asian="12pt" style:font-weight-asian="normal" style:font-size-complex="12pt" style:font-weight-complex="normal"/>
    </style:style>
    <style:style style:name="P28" style:family="paragraph" style:parent-style-name="Standard">
      <style:text-properties style:font-name="Arial1" fo:font-size="12pt" fo:font-weight="normal" officeooo:rsid="001fe5e5" officeooo:paragraph-rsid="001fe5e5" style:font-size-asian="12pt" style:font-weight-asian="normal" style:font-size-complex="12pt" style:font-weight-complex="normal"/>
    </style:style>
    <style:style style:name="P29" style:family="paragraph" style:parent-style-name="Standard">
      <style:text-properties style:font-name="Arial1" fo:font-size="12pt" fo:font-weight="normal" officeooo:rsid="0026aef1" officeooo:paragraph-rsid="0026aef1" style:font-size-asian="12pt" style:font-weight-asian="normal" style:font-size-complex="12pt" style:font-weight-complex="normal"/>
    </style:style>
    <style:style style:name="P30" style:family="paragraph" style:parent-style-name="Text_20_body" style:list-style-name="L1"/>
    <style:style style:name="P31" style:family="paragraph" style:parent-style-name="Text_20_body" style:list-style-name="L1">
      <style:paragraph-properties fo:margin-top="0cm" fo:margin-bottom="0cm" style:contextual-spacing="false"/>
    </style:style>
    <style:style style:name="P32" style:family="paragraph" style:parent-style-name="Text_20_body" style:list-style-name="L1">
      <style:paragraph-properties fo:margin-top="0cm" fo:margin-bottom="0cm" style:contextual-spacing="false"/>
      <style:text-properties style:font-name="Microsoft JhengHei UI" fo:font-size="11pt" officeooo:paragraph-rsid="000e7eae" style:font-size-asian="11pt" style:font-size-complex="11pt"/>
    </style:style>
    <style:style style:name="P33" style:family="paragraph" style:parent-style-name="Text_20_body" style:list-style-name="L3"/>
    <style:style style:name="P34" style:family="paragraph" style:parent-style-name="Text_20_body" style:list-style-name="L3">
      <style:paragraph-properties fo:margin-top="0cm" fo:margin-bottom="0cm" style:contextual-spacing="false"/>
    </style:style>
    <style:style style:name="P35" style:family="paragraph" style:parent-style-name="Text_20_body" style:list-style-name="L4">
      <style:paragraph-properties fo:margin-top="0cm" fo:margin-bottom="0cm" style:contextual-spacing="false"/>
    </style:style>
    <style:style style:name="P36" style:family="paragraph" style:parent-style-name="Text_20_body" style:list-style-name="L4">
      <style:text-properties style:font-name="Arial1" fo:font-size="12pt" fo:font-weight="normal" style:font-size-asian="12pt" style:font-weight-asian="normal" style:font-size-complex="12pt" style:font-weight-complex="normal"/>
    </style:style>
    <style:style style:name="T1" style:family="text">
      <style:text-properties officeooo:rsid="000d0367"/>
    </style:style>
    <style:style style:name="T2" style:family="text">
      <style:text-properties style:font-name="Arial1" fo:font-size="12pt" fo:font-weight="normal" style:font-size-asian="12pt" style:font-weight-asian="normal" style:font-size-complex="12pt" style:font-weight-complex="normal"/>
    </style:style>
    <style:style style:name="T3" style:family="text">
      <style:text-properties style:font-name="Arial1" fo:font-size="12pt" fo:font-weight="normal" officeooo:rsid="001d0738" style:font-size-asian="12pt" style:font-weight-asian="normal" style:font-size-complex="12pt" style:font-weight-complex="normal"/>
    </style:style>
    <style:style style:name="T4" style:family="text">
      <style:text-properties style:text-underline-style="none" officeooo:rsid="0016310e"/>
    </style:style>
    <style:style style:name="T5" style:family="text">
      <style:text-properties officeooo:rsid="00180488"/>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Remake proyecto – Plataforma de Aprendizaje Online (Online Learning Platform)</text:p>
      <text:p text:style-name="P7"/>
      <text:p text:style-name="P7">launchSettings.json – <text:span text:style-name="T1">Permite modificar puertos</text:span></text:p>
      <text:p text:style-name="P17"/>
      <text:list xml:id="list397889522" text:style-name="L1">
        <text:list-item>
          <text:p text:style-name="P32"><text:span text:style-name="Source_20_Text"><text:span text:style-name="T2">TODO: para tareas pendientes.</text:span></text:span></text:p>
        </text:list-item>
        <text:list-item>
          <text:p text:style-name="P31"><text:span text:style-name="Source_20_Text"><text:span text:style-name="T2">HACK</text:span></text:span><text:span text:style-name="T2">: para soluciones temporal o inseguras.</text:span></text:p>
        </text:list-item>
        <text:list-item>
          <text:p text:style-name="P31"><text:span text:style-name="Source_20_Text"><text:span text:style-name="T2">UNDONE</text:span></text:span><text:span text:style-name="T2">: para tareas que se han cancelado o que no se realizarán.</text:span></text:p>
        </text:list-item>
        <text:list-item>
          <text:p text:style-name="P30"><text:span text:style-name="Source_20_Text"><text:span text:style-name="T2">BUG</text:span></text:span><text:span text:style-name="T2">: para errores o problemas conocidos.</text:span></text:p>
        </text:list-item>
      </text:list>
      <text:p text:style-name="P18"/>
      <text:p text:style-name="P18"/>
      <text:p text:style-name="P19">Premisa:</text:p>
      <text:p text:style-name="P19"><text:tab/>Yo soy un usuario habitual de Youtube y he visto una práctica cada vez mas habitual entre ciertos creadores.</text:p>
      <text:p text:style-name="P19"/>
      <text:p text:style-name="P19">Que es la creación de una web para vender cursos de todo tipo de temáticas (ejem, musihacks, mastermind…)</text:p>
      <text:p text:style-name="P20"/>
      <text:p text:style-name="P20"/>
      <text:p text:style-name="P21">Credenciales OLP_DB</text:p>
      <text:p text:style-name="P21">user:<text:tab/>sa</text:p>
      <text:p text:style-name="P8"><text:span text:style-name="T4">password:<text:tab/>f</text:span>P5_bR7&gt;eI</text:p>
      <text:p text:style-name="P8"/>
      <text:p text:style-name="P9">Todo el tema de certificados y claves privadas (todo hacerlo con una Autoridad Certificadora al pasar a producción)</text:p>
      <text:p text:style-name="P10">password: gM3}eE</text:p>
      <text:p text:style-name="P10"/>
      <text:p text:style-name="P11"/>
      <text:p text:style-name="P12"><text:span text:style-name="T5">Utilizar </text:span>NCHAR<text:span text:style-name="T5">(utiliza 2 bytes)</text:span> <text:span text:style-name="T5">en lugar </text:span>VARCHAR<text:span text:style-name="T5">(utiliza 1 byte)</text:span> <text:s/><text:span text:style-name="T5">para poder almacenar multiples idiomas</text:span></text:p>
      <text:p text:style-name="P13"/>
      <text:p text:style-name="P14">Versión premium:</text:p>
      <text:p text:style-name="P14"/>
      <text:p text:style-name="P14">- Permite subir video de mayor calidad (4k, 2k)</text:p>
      <text:p text:style-name="P14"/>
      <text:list xml:id="list147476586" text:style-name="L2">
        <text:list-item>
          <text:p text:style-name="P23"><text:span text:style-name="T3">Install nuget – </text:span><text:span text:style-name="Source_20_Text"><text:span text:style-name="T2">Microsoft.EntityFrameworkCore.Design</text:span></text:span></text:p>
        </text:list-item>
      </text:list>
      <text:p text:style-name="P1"><text:span text:style-name="Source_20_Text"><text:span text:style-name="T2"/></text:span></text:p>
      <text:list xml:id="list233414138779961" text:continue-numbering="true" text:style-name="L2">
        <text:list-item>
          <text:list>
            <text:list-item>
              <text:p text:style-name="P24">Proveedor de SQL Server de EF Core. El paquete de proveedor instala el paquete de EF Core como una dependencia. </text:p>
            </text:list-item>
            <text:list-item>
              <text:p text:style-name="P25">Las utilidades utilizadas por los paquetes se instalaron de forma automática en el paso de scaffolding, más adelante en el tutorial. </text:p>
            </text:list-item>
          </text:list>
        </text:list-item>
      </text:list>
      <text:p text:style-name="P15"/>
      <text:list xml:id="list233414846896859" text:continue-numbering="true" text:style-name="L2">
        <text:list-item>
          <text:p text:style-name="P26">Install by terminal - dotnet tool install -g Microsoft.dotnet-httprepl</text:p>
        </text:list-item>
      </text:list>
      <text:p text:style-name="P16"/>
      <text:list xml:id="list233413452499284" text:continue-numbering="true" text:style-name="L2">
        <text:list-item>
          <text:list>
            <text:list-item>
              <text:p text:style-name="P27">El comando anterior instala la herramienta de línea de comandos .NET HTTP REPL que va a usar para realizar solicitudes HTTP a la API web.</text:p>
            </text:list-item>
          </text:list>
        </text:list-item>
      </text:list>
      <text:p text:style-name="P3"/>
      <text:p text:style-name="P3"/>
      <text:p text:style-name="P3"/>
      <text:p text:style-name="P3"/>
      <text:p text:style-name="P3"/>
      <text:p text:style-name="P3"/>
      <text:p text:style-name="P3"><text:soft-page-break/></text:p>
      <text:p text:style-name="P29">ver → <text:a xlink:type="simple" xlink:href="https://learn.microsoft.com/es-es/aspnet/core/security/enforcing-ssl?view=aspnetcore-7.0&amp;tabs=visual-studio%2Clinux-ubuntu" text:style-name="Internet_20_link" text:visited-style-name="Visited_20_Internet_20_Link">https://learn.microsoft.com/es-es/aspnet/core/security/enforcing-ssl?view=aspnetcore-7.0&amp;tabs=visual-studio%2Clinux-ubuntu</text:a></text:p>
      <text:p text:style-name="P29"/>
      <text:p text:style-name="P3"/>
      <text:h text:style-name="P2" text:outline-level="3"><text:bookmark text:name="trust-the-https-certificate-with-firefox-to-prevent-sec_error_inadequate_key_usage-error"/>Confiar en el certificado HTTPS con Firefox para evitar SEC_ERROR_INADEQUATE_KEY_USAGE error</text:h>
      <text:p text:style-name="Text_20_body"><text:span text:style-name="T2">El explorador Firefox usa su propio almacén de certificados y, por lo tanto, no confía en los certificados </text:span><text:a xlink:type="simple" xlink:href="https://learn.microsoft.com/es-es/iis/extensions/introduction-to-iis-express/iis-express-overview" text:style-name="Internet_20_link" text:visited-style-name="Visited_20_Internet_20_Link"><text:span text:style-name="T2">de IIS Express</text:span></text:a><text:span text:style-name="T2"> o </text:span><text:a xlink:type="simple" xlink:href="https://learn.microsoft.com/es-es/aspnet/core/fundamentals/servers/kestrel?view=aspnetcore-7.0" text:style-name="Internet_20_link" text:visited-style-name="Visited_20_Internet_20_Link"><text:span text:style-name="T2">Kestrel</text:span></text:a><text:span text:style-name="T2"> de desarrollador.</text:span></text:p>
      <text:p text:style-name="P17">Hay dos enfoques para confiar en el certificado HTTPS con Firefox, crear un archivo de directiva o configurar con el explorador FireFox. La configuración con el explorador crea el archivo de directiva, por lo que los dos enfoques son equivalentes.</text:p>
      <text:h text:style-name="P5" text:outline-level="4"><text:bookmark text:name="create-a-policy-file-to-trust-https-certificate-with-firefox"/>Creación de un archivo de directiva para confiar en el certificado HTTPS con Firefox</text:h>
      <text:p text:style-name="P17">Cree un archivo de directiva en:</text:p>
      <text:list xml:id="list3069390343" text:style-name="L3">
        <text:list-item>
          <text:p text:style-name="P34"><text:span text:style-name="T2">Windows: </text:span><text:span text:style-name="Source_20_Text"><text:span text:style-name="T2">%PROGRAMFILES%\Mozilla Firefox\distribution\policies.json</text:span></text:span><text:span text:style-name="T2"> </text:span></text:p>
        </text:list-item>
        <text:list-item>
          <text:p text:style-name="P34"><text:span text:style-name="T2">MacOS: </text:span><text:span text:style-name="Source_20_Text"><text:span text:style-name="T2">Firefox.app/Contents/Resources/distribution</text:span></text:span><text:span text:style-name="T2"> </text:span></text:p>
        </text:list-item>
        <text:list-item>
          <text:p text:style-name="P33"><text:span text:style-name="T2">Linux: consulte </text:span><text:a xlink:type="simple" xlink:href="https://learn.microsoft.com/es-es/aspnet/core/security/enforcing-ssl?view=aspnetcore-7.0&amp;tabs=visual-studio%2Clinux-ubuntu#trust-ff-linux" text:style-name="Internet_20_link" text:visited-style-name="Visited_20_Internet_20_Link"><text:span text:style-name="T2">Confiar en el certificado con Firefox en Linux</text:span></text:a><text:span text:style-name="T2"> en este documento. </text:span></text:p>
        </text:list-item>
      </text:list>
      <text:p text:style-name="P17">Agregue lo siguiente JSal archivo de directiva de Firefox:</text:p>
      <text:section text:style-name="Sect1" text:name="code-try-10">
        <text:p text:style-name="P17">JSON </text:p>
      </text:section>
      <text:p text:style-name="Preformatted_20_Text"><text:span text:style-name="Source_20_Text"><text:span text:style-name="T2">{</text:span></text:span></text:p>
      <text:p text:style-name="Preformatted_20_Text"><text:span text:style-name="Source_20_Text"><text:span text:style-name="T2"><text:s text:c="2"/>"policies": {</text:span></text:span></text:p>
      <text:p text:style-name="Preformatted_20_Text"><text:span text:style-name="Source_20_Text"><text:span text:style-name="T2"><text:s text:c="4"/>"Certificates": {</text:span></text:span></text:p>
      <text:p text:style-name="Preformatted_20_Text"><text:span text:style-name="Source_20_Text"><text:span text:style-name="T2"><text:s text:c="6"/>"ImportEnterpriseRoots": true</text:span></text:span></text:p>
      <text:p text:style-name="Preformatted_20_Text"><text:span text:style-name="Source_20_Text"><text:span text:style-name="T2"><text:s text:c="4"/>}</text:span></text:span></text:p>
      <text:p text:style-name="Preformatted_20_Text"><text:span text:style-name="Source_20_Text"><text:span text:style-name="T2"><text:s text:c="2"/>}</text:span></text:span></text:p>
      <text:p text:style-name="P22"><text:span text:style-name="Source_20_Text"><text:span text:style-name="T2">}</text:span></text:span></text:p>
      <text:p text:style-name="P17">El archivo de directiva anterior hace que Firefox confíe en los certificados de confianza en el almacén de certificados de Windows. En la sección siguiente se proporciona un enfoque alternativo para crear el archivo de directiva anterior mediante el explorador Firefox.</text:p>
      <text:h text:style-name="P4" text:outline-level="3"><text:bookmark text:name="configure-trust-of-https-certificate-using-firefox-browser"/><text:bookmark text:name="trust-ff-ba"/>Configuración de la confianza del certificado HTTPS mediante el explorador Firefox</text:h>
      <text:p text:style-name="Text_20_body"><text:span text:style-name="T2">Establezca </text:span><text:span text:style-name="Source_20_Text"><text:span text:style-name="T2">security.enterprise_roots.enabled</text:span></text:span><text:span text:style-name="T2"> = </text:span><text:span text:style-name="Source_20_Text"><text:span text:style-name="T2">true</text:span></text:span><text:span text:style-name="T2"> con las instrucciones siguientes:</text:span></text:p>
      <text:list xml:id="list3630358942" text:style-name="L4">
        <text:list-item>
          <text:p text:style-name="P35"><text:span text:style-name="T2">Escriba </text:span><text:span text:style-name="Source_20_Text"><text:span text:style-name="T2">about:config</text:span></text:span><text:span text:style-name="T2"> en el explorador FireFox. </text:span></text:p>
        </text:list-item>
        <text:list-item>
          <text:p text:style-name="P35"><text:span text:style-name="T2">Seleccione </text:span><text:span text:style-name="Strong_20_Emphasis"><text:span text:style-name="T2">Accept the Risk (Aceptar el riesgo) y Continue (Continuar</text:span></text:span><text:span text:style-name="T2"> ) si acepta el riesgo. </text:span></text:p>
        </text:list-item>
        <text:list-item>
          <text:p text:style-name="P35"><text:span text:style-name="T2">Seleccione </text:span><text:span text:style-name="Strong_20_Emphasis"><text:span text:style-name="T2">Mostrar todo.</text:span></text:span><text:span text:style-name="T2"> </text:span></text:p>
        </text:list-item>
        <text:list-item>
          <text:p text:style-name="P35"><text:span text:style-name="T2">Establecer </text:span><text:span text:style-name="Source_20_Text"><text:span text:style-name="T2">security.enterprise_roots.enabled</text:span></text:span><text:span text:style-name="T2"> = </text:span><text:span text:style-name="Source_20_Text"><text:span text:style-name="T2">true</text:span></text:span><text:span text:style-name="T2"> </text:span></text:p>
        </text:list-item>
        <text:list-item>
          <text:p text:style-name="P36">Salir y reiniciar Firefox </text:p>
        </text:list-item>
      </text:list>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JhengHei UI" svg:font-family="'Microsoft JhengHei UI'"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Times New Roman" fo:font-family="'Times New Roman'"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Times New Roman" fo:font-family="'Times New Roman'" style:font-family-generic="roman" style:font-pitch="variable" fo:font-size="12pt" fo:font-weight="bold" style:font-name-asian="NSimSun1"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8T22:18:14.021000000</meta:creation-date>
    <dc:date>2023-04-04T23:34:12.907000000</dc:date>
    <meta:editing-duration>PT44M57S</meta:editing-duration>
    <meta:editing-cycles>18</meta:editing-cycles>
    <meta:generator>LibreOffice/7.3.2.2$Windows_X86_64 LibreOffice_project/49f2b1bff42cfccbd8f788c8dc32c1c309559be0</meta:generator>
    <meta:document-statistic meta:table-count="0" meta:image-count="0" meta:object-count="0" meta:page-count="2" meta:paragraph-count="48" meta:word-count="454" meta:character-count="3164" meta:non-whitespace-character-count="2730"/>
  </office:meta>
</office:document-meta>
</file>